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729fcf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3.1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color="#111111" loext:opacity="100%" style:font-name="Hack Nerd Font Mono" fo:font-size="14pt" style:font-size-asian="14pt" style:font-size-complex="14pt"/>
    </style:style>
    <style:style style:name="P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3" style:family="paragraph">
      <style:paragraph-properties fo:text-align="center"/>
      <style:text-properties fo:color="#111111" loext:opacity="100%" style:font-name="Hack Nerd Font Mono" fo:font-size="7pt" style:font-size-asian="14pt" style:font-size-complex="14pt"/>
    </style:style>
    <style:style style:name="P4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 style:font-size-asian="14pt" style:font-size-complex="14pt"/>
    </style:style>
    <style:style style:name="P5" style:family="paragraph">
      <style:paragraph-properties fo:text-align="center"/>
      <style:text-properties fo:color="#111111" loext:opacity="100%" style:font-name="Hack Nerd Font Mono" fo:font-size="9pt" style:font-size-asian="9pt" style:font-size-complex="9pt"/>
    </style:style>
    <style:style style:name="P6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9pt" style:font-size-asian="9pt" style:font-size-complex="9pt"/>
    </style:style>
    <style:style style:name="P7" style:family="paragraph">
      <style:paragraph-properties fo:text-align="center"/>
      <style:text-properties fo:color="#111111" loext:opacity="100%" style:font-name="Hack Nerd Font Mono" fo:font-size="14pt" style:font-size-asian="9pt" style:font-size-complex="9pt"/>
    </style:style>
    <style:style style:name="P8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9pt" style:font-size-complex="9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Hack Nerd Font Mono" fo:font-size="7pt" style:font-size-asian="7pt" style:font-size-complex="7pt"/>
    </style:style>
    <style:style style:name="P10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 style:font-size-asian="7pt" style:font-size-complex="7pt"/>
    </style:style>
    <style:style style:name="P11" style:family="paragraph">
      <style:paragraph-properties fo:text-align="center"/>
      <style:text-properties fo:color="#111111" loext:opacity="100%" style:font-name="Hack Nerd Font Mono" fo:font-size="10pt" style:font-size-asian="12pt" style:font-size-complex="12pt"/>
    </style:style>
    <style:style style:name="P1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2pt" style:font-size-complex="12pt"/>
    </style:style>
    <style:style style:name="P13" style:family="paragraph">
      <style:paragraph-properties fo:text-align="center"/>
      <style:text-properties fo:color="#111111" loext:opacity="100%" style:font-name="Hack Nerd Font Mono" fo:font-size="8pt" style:font-size-asian="8pt" style:font-size-complex="8pt"/>
    </style:style>
    <style:style style:name="P14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style:font-size-asian="8pt" style:font-size-complex="8pt"/>
    </style:style>
    <style:style style:name="P15" style:family="paragraph">
      <style:paragraph-properties fo:text-align="center"/>
      <style:text-properties fo:color="#111111" loext:opacity="100%" style:font-name="Hack Nerd Font Mono" fo:font-size="6pt" style:font-size-asian="6pt" style:font-size-complex="6pt"/>
    </style:style>
    <style:style style:name="P16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6pt" style:font-size-asian="6pt" style:font-size-complex="6pt"/>
    </style:style>
    <style:style style:name="P17" style:family="paragraph">
      <loext:graphic-properties draw:fill-color="#729fcf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18" style:family="paragraph">
      <style:paragraph-properties fo:text-align="center"/>
      <style:text-properties fo:color="#111111" loext:opacity="100%" style:font-name="Hack Nerd Font Mono" fo:font-size="10pt" style:font-size-asian="14pt" style:font-size-complex="14pt"/>
    </style:style>
    <style:style style:name="P19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4pt" style:font-size-complex="14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21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Hack Nerd Font Mono" fo:font-size="8pt" style:font-size-asian="8pt" style:font-size-complex="8pt"/>
    </style:style>
    <style:style style:name="P23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8pt" style:font-size-asian="8pt" style:font-size-complex="8pt"/>
    </style:style>
    <style:style style:name="P24" style:family="paragraph">
      <style:paragraph-properties fo:text-align="center"/>
      <style:text-properties fo:color="#111111" loext:opacity="100%" style:font-name="Hack Nerd Font Mono" fo:font-size="8pt" style:font-size-asian="14pt" style:font-size-complex="14pt"/>
    </style:style>
    <style:style style:name="P25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style:font-size-asian="14pt" style:font-size-complex="14pt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14pt" style:font-size-complex="14pt"/>
    </style:style>
    <style:style style:name="P27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14pt" style:font-size-complex="14pt"/>
    </style:style>
    <style:style style:name="T1" style:family="text">
      <style:text-properties fo:color="#111111" loext:opacity="100%" style:font-name="Hack Nerd Font Mono" fo:font-size="14pt" style:font-size-asian="14pt" style:font-size-complex="14pt"/>
    </style:style>
    <style:style style:name="T2" style:family="text">
      <style:text-properties fo:color="#111111" loext:opacity="100%" style:font-name="Hack Nerd Font Mono" fo:font-size="7pt" style:font-size-asian="14pt" style:font-size-complex="14pt"/>
    </style:style>
    <style:style style:name="T3" style:family="text">
      <style:text-properties fo:color="#111111" loext:opacity="100%" style:font-name="Hack Nerd Font Mono" fo:font-size="9pt" style:font-size-asian="9pt" style:font-size-complex="9pt"/>
    </style:style>
    <style:style style:name="T4" style:family="text">
      <style:text-properties fo:color="#111111" loext:opacity="100%" style:font-name="Hack Nerd Font Mono" fo:font-size="14pt" style:font-size-asian="9pt" style:font-size-complex="9pt"/>
    </style:style>
    <style:style style:name="T5" style:family="text">
      <style:text-properties fo:color="#111111" loext:opacity="100%" style:font-name="Hack Nerd Font Mono" fo:font-size="7pt" style:font-size-asian="7pt" style:font-size-complex="7pt"/>
    </style:style>
    <style:style style:name="T6" style:family="text">
      <style:text-properties fo:color="#111111" loext:opacity="100%" style:font-name="Hack Nerd Font Mono" fo:font-size="10pt" style:font-size-asian="12pt" style:font-size-complex="12pt"/>
    </style:style>
    <style:style style:name="T7" style:family="text">
      <style:text-properties fo:color="#111111" loext:opacity="100%" style:font-name="Hack Nerd Font Mono" fo:font-size="8pt" style:font-size-asian="8pt" style:font-size-complex="8pt"/>
    </style:style>
    <style:style style:name="T8" style:family="text">
      <style:text-properties fo:color="#111111" loext:opacity="100%" style:font-name="Hack Nerd Font Mono" fo:font-size="6pt" style:font-size-asian="6pt" style:font-size-complex="6pt"/>
    </style:style>
    <style:style style:name="T9" style:family="text">
      <style:text-properties fo:color="#111111" loext:opacity="100%" style:font-name="Hack Nerd Font Mono" fo:font-size="10pt" style:font-size-asian="14pt" style:font-size-complex="14pt"/>
    </style:style>
    <style:style style:name="T10" style:family="text">
      <style:text-properties fo:color="#111111" loext:opacity="100%" style:font-name="Hack Nerd Font Mono" fo:font-size="8pt" style:font-size-asian="14pt" style:font-size-complex="14pt"/>
    </style:style>
    <style:style style:name="T11" style:family="text">
      <style:text-properties fo:color="#111111" loext:opacity="100%" style:font-name="Hack Nerd Font Mono" fo:font-size="14pt" fo:letter-spacing="-0.03cm" style:font-size-asian="6pt" style:font-size-complex="6pt"/>
    </style:style>
    <style:style style:name="T12" style:family="text">
      <style:text-properties fo:font-variant="normal" fo:text-transform="none" fo:color="#111111" loext:opacity="100%" style:text-outline="false" style:text-line-through-style="none" style:text-line-through-type="none" style:font-name="Hack Nerd Font Mono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111111" loext:opacity="100%" style:font-name="Hack Nerd Font Mono" fo:font-size="10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5.7cm" svg:y="1.95cm">
          <text:p text:style-name="P1"><text:span text:style-name="T1">V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5.7cm" svg:y="3.225cm">
          <text:p text:style-name="P1"><text:span text:style-name="T1">F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4.425cm" svg:y="1.5cm">
          <text:p text:style-name="P1"><text:span text:style-name="T1">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2.775cm">
          <text:p text:style-name="P1"><text:span text:style-name="T1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4.05cm">
          <text:p text:style-name="P1"><text:span text:style-name="T1">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.125cm">
          <text:p text:style-name="P1"><text:span text:style-name="T1">O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2.4cm">
          <text:p text:style-name="P1"><text:span text:style-name="T1">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3.675cm">
          <text:p text:style-name="P1"><text:span text:style-name="T1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.425cm">
          <text:p text:style-name="P1"><text:span text:style-name="T1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2.7cm">
          <text:p text:style-name="P1"><text:span text:style-name="T1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3.975cm">
          <text:p text:style-name="P1"><text:span text:style-name="T1">X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2.25cm">
          <text:p text:style-name="P3"><text:span text:style-name="T2">Esc</text:span></text:p>
          <text:p text:style-name="P3"><text:span text:style-name="T2">Lnx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3.525cm">
          <text:p text:style-name="P1"><text:span text:style-name="T1">A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4.8cm">
          <text:p text:style-name="P1"><text:span text:style-name="T1">Z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2.25cm">
          <text:p text:style-name="P1"><text:span text:style-name="T1">W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3.525cm">
          <text:p text:style-name="P1"><text:span text:style-name="T1">U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1.425cm">
          <text:p text:style-name="P1"><text:span text:style-name="T1">Y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2.7cm">
          <text:p text:style-name="P1"><text:span text:style-name="T1">I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3.975cm">
          <text:p text:style-name="P1"><text:span text:style-name="T1">J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1.125cm">
          <text:p text:style-name="P1"><text:span text:style-name="T1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2.4cm">
          <text:p text:style-name="P1"><text:span text:style-name="T1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3.675cm">
          <text:p text:style-name="P1"><text:span text:style-name="T1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1.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2.775cm">
          <text:p text:style-name="P1"><text:span text:style-name="T1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4.05cm">
          <text:p text:style-name="P1"><text:span text:style-name="T1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11.1cm" svg:y="1.95cm">
          <text:p text:style-name="P5"><text:span text:style-name="T3">Lea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8" draw:layer="layout" svg:width="1.2cm" svg:height="1.2cm" svg:x="11.1cm" svg:y="3.225cm">
          <text:p text:style-name="P7"><text:span text:style-name="T4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4.8cm">
          <text:p text:style-name="P1"><text:span text:style-name="T1">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725cm" svg:y="5.625cm">
          <text:p text:style-name="P3"><text:span text:style-name="T2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6cm" svg:y="5.55cm">
          <text:p text:style-name="P3"><text:span text:style-name="T2">Space</text:span></text:p>
          <text:p text:style-name="P3"><text:span text:style-name="T2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0" draw:layer="layout" svg:width="1.2cm" svg:height="1.2cm" svg:x="7.275cm" svg:y="5.475cm">
          <text:p text:style-name="P9"><text:span text:style-name="T5">Al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9.525cm" svg:y="5.475cm">
          <text:p text:style-name="P3"><text:span text:style-name="T2">Ente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0.8cm" svg:y="5.55cm">
          <text:p text:style-name="P3"><text:span text:style-name="T2">Nu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075cm" svg:y="5.625cm">
          <text:p text:style-name="P3"><text:span text:style-name="T2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12" draw:layer="layout" svg:width="3.3cm" svg:height="0.6cm" svg:x="0cm" svg:y="0cm">
          <text:p text:style-name="P11"><text:span text:style-name="T6">Ba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9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11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9.3cm">
          <text:p text:style-name="P1"><text:span text:style-name="T1">£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0.5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1.8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8.925cm">
          <text:p text:style-name="P1"><text:span text:style-name="T1">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0.2cm">
          <text:p text:style-name="P1"><text:span text:style-name="T1">€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1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9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0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1.7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0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1.325cm">
          <text:p text:style-name="P1"><text:span text:style-name="T1">Æ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2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10.05cm">
          <text:p text:style-name="P1"><text:span text:style-name="T1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11.325cm">
          <text:p text:style-name="P1"><text:span text:style-name="T1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9.225cm">
          <text:p text:style-name="P1"><text:span text:style-name="T1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10.5cm">
          <text:p text:style-name="P1"><text:span text:style-name="T1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11.775cm">
          <text:p text:style-name="P1"><text:span text:style-name="T1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8.925cm">
          <text:p text:style-name="P1"><text:span text:style-name="T1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10.2cm">
          <text:p text:style-name="P1"><text:span text:style-name="T1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11.475cm">
          <text:p text:style-name="P1"><text:span text:style-name="T1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9.3cm">
          <text:p text:style-name="P1"><text:span text:style-name="T1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10.575cm">
          <text:p text:style-name="P1"><text:span text:style-name="T1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12.375cm" svg:y="11.85cm">
          <text:p text:style-name="P5"><text:span text:style-name="T3">Bs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1.1cm" svg:y="9.75cm">
          <text:p text:style-name="P13"><text:span text:style-name="T7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0" draw:layer="layout" svg:width="1.2cm" svg:height="1.2cm" svg:x="11.1cm" svg:y="11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16.2cm" svg:y="12.6cm">
          <text:p text:style-name="P5"><text:span text:style-name="T3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725cm" svg:y="13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6cm" svg:y="13.35cm">
          <text:p text:style-name="P15"><text:span text:style-name="T8">[Space fr]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7.275cm" svg:y="13.275cm">
          <text:p text:style-name="P15"><text:span text:style-name="T8">Unicod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9.525cm" svg:y="13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7" draw:layer="layout" svg:width="1.2cm" svg:height="1.2cm" svg:x="10.8cm" svg:y="13.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075cm" svg:y="13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9" draw:layer="layout" svg:width="3.3cm" svg:height="0.6cm" svg:x="0cm" svg:y="7.8cm">
          <text:p text:style-name="P18"><text:span text:style-name="T9">Nu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5.7cm" svg:y="17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18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7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8.3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9.6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6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9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7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8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9.5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7.8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9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20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6.2cm" svg:y="17.85cm">
          <text:p text:style-name="P13"><text:span text:style-name="T7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1" draw:layer="layout" svg:width="1.2cm" svg:height="1.2cm" svg:x="16.2cm" svg:y="19.125cm">
          <text:p text:style-name="P20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21" draw:layer="layout" svg:width="1.2cm" svg:height="1.2cm" svg:x="14.925cm" svg:y="17.025cm">
          <text:p text:style-name="P20"><text:span text:style-name="T10">Pg 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1" draw:layer="layout" svg:width="1.2cm" svg:height="1.2cm" svg:x="14.925cm" svg:y="18.3cm">
          <text:p text:style-name="P20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3" draw:layer="layout" svg:width="1.2cm" svg:height="1.2cm" svg:x="14.925cm" svg:y="19.575cm">
          <text:p text:style-name="P22"><text:span text:style-name="T7">S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1" draw:layer="layout" svg:width="1.2cm" svg:height="1.2cm" svg:x="13.65cm" svg:y="16.725cm">
          <text:p text:style-name="P20"><text:span text:style-name="T10">Pg 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21" draw:layer="layout" svg:width="1.2cm" svg:height="1.2cm" svg:x="13.65cm" svg:y="18cm">
          <text:p text:style-name="P20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1" draw:layer="layout" svg:width="1.2cm" svg:height="1.2cm" svg:x="13.65cm" svg:y="19.275cm">
          <text:p text:style-name="P20"><text:span text:style-name="T10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2.375cm" svg:y="17.1cm">
          <text:p text:style-name="P13"><text:span text:style-name="T7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21" draw:layer="layout" svg:width="1.2cm" svg:height="1.2cm" svg:x="12.375cm" svg:y="18.375cm">
          <text:p text:style-name="P20"><text:span text:style-name="T11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2.375cm" svg:y="19.65cm">
          <text:p text:style-name="P24"><text:span text:style-name="T10">Bs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0" draw:layer="layout" svg:width="1.2cm" svg:height="1.2cm" svg:x="11.1cm" svg:y="17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0" draw:layer="layout" svg:width="1.2cm" svg:height="1.2cm" svg:x="11.1cm" svg:y="18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6.2cm" svg:y="20.4cm">
          <text:p text:style-name="P24"><text:span text:style-name="T10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725cm" svg:y="21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21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275cm" svg:y="21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9.525cm" svg:y="21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8cm" svg:y="21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7" draw:layer="layout" svg:width="1.2cm" svg:height="1.2cm" svg:x="12.075cm" svg:y="21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9" draw:layer="layout" svg:width="3.3cm" svg:height="0.6cm" svg:x="0cm" svg:y="15.6cm">
          <text:p text:style-name="P18"><text:span text:style-name="T9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0" draw:layer="layout" svg:width="1.2cm" svg:height="1.2cm" svg:x="5.7cm" svg:y="25.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0" draw:layer="layout" svg:width="1.2cm" svg:height="1.2cm" svg:x="5.7cm" svg:y="26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27" draw:layer="layout" svg:width="1.2cm" svg:height="1.2cm" svg:x="4.425cm" svg:y="24.9cm">
          <text:p text:style-name="P26"><text:span text:style-name="T9">Wh</text:span></text:p>
          <text:p text:style-name="P26"><text:span text:style-name="T9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1" draw:layer="layout" svg:width="1.2cm" svg:height="1.2cm" svg:x="4.425cm" svg:y="26.175cm">
          <text:p text:style-name="P20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4.425cm" svg:y="27.45cm">
          <text:p text:style-name="P24"><text:span text:style-name="T10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27" draw:layer="layout" svg:width="1.2cm" svg:height="1.2cm" svg:x="3.15cm" svg:y="24.525cm">
          <text:p text:style-name="P26"><text:span text:style-name="T9">Wh</text:span></text:p>
          <text:p text:style-name="P26"><text:span text:style-name="T9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21" draw:layer="layout" svg:width="1.2cm" svg:height="1.2cm" svg:x="3.15cm" svg:y="25.8cm">
          <text:p text:style-name="P20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3.15cm" svg:y="27.075cm">
          <text:p text:style-name="P24"><text:span text:style-name="T10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21" draw:layer="layout" svg:width="1.2cm" svg:height="1.2cm" svg:x="1.875cm" svg:y="24.825cm">
          <text:p text:style-name="P20"><text:span text:style-name="T12">Wh</text:span></text:p>
          <text:p text:style-name="P20"><text:span text:style-name="T9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21" draw:layer="layout" svg:width="1.2cm" svg:height="1.2cm" svg:x="1.875cm" svg:y="26.1cm">
          <text:p text:style-name="P20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.875cm" svg:y="27.375cm">
          <text:p text:style-name="P24"><text:span text:style-name="T10">S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21" draw:layer="layout" svg:width="1.2cm" svg:height="1.2cm" svg:x="0.6cm" svg:y="25.65cm">
          <text:p text:style-name="P20"><text:span text:style-name="T13">Wh</text:span></text:p>
          <text:p text:style-name="P20"><text:span text:style-name="T13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21" draw:layer="layout" svg:width="1.2cm" svg:height="1.2cm" svg:x="0.6cm" svg:y="26.925cm">
          <text:p text:style-name="P20"><text:span text:style-name="T11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0.6cm" svg:y="28.2cm">
          <text:p text:style-name="P24"><text:span text:style-name="T10">Bs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25.6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26.9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24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4.925cm" svg:y="26.1cm">
          <text:p text:style-name="P24"><text:span text:style-name="T10">Acl 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27.3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24.5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3.65cm" svg:y="25.8cm">
          <text:p text:style-name="P24"><text:span text:style-name="T10">Acl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27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24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2.375cm" svg:y="26.175cm">
          <text:p text:style-name="P24"><text:span text:style-name="T10">Acl 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27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25.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26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28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7" draw:layer="layout" svg:width="1.2cm" svg:height="1.2cm" svg:x="4.725cm" svg:y="29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28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275cm" svg:y="28.8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9.525cm" svg:y="28.875cm">
          <text:p text:style-name="P13"><text:span text:style-name="T7">Btn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0.8cm" svg:y="28.95cm">
          <text:p text:style-name="P13"><text:span text:style-name="T7">Btn 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2.075cm" svg:y="29.025cm">
          <text:p text:style-name="P13"><text:span text:style-name="T7">Bt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9" draw:layer="layout" svg:width="3.3cm" svg:height="0.6cm" svg:x="0cm" svg:y="23.4cm">
          <text:p text:style-name="P18"><text:span text:style-name="T9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33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34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3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33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35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32.3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33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34.8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32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33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35.1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33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34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3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6.2cm" svg:y="33.45cm">
          <text:p text:style-name="P24"><text:span text:style-name="T10">FN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6.2cm" svg:y="34.725cm">
          <text:p text:style-name="P24"><text:span text:style-name="T10">FN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4.925cm" svg:y="32.625cm">
          <text:p text:style-name="P18"><text:span text:style-name="T9">FN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4.925cm" svg:y="33.9cm">
          <text:p text:style-name="P18"><text:span text:style-name="T9">FN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4.925cm" svg:y="35.175cm">
          <text:p text:style-name="P18"><text:span text:style-name="T9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3.65cm" svg:y="32.325cm">
          <text:p text:style-name="P18"><text:span text:style-name="T9">FN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3.65cm" svg:y="33.6cm">
          <text:p text:style-name="P18"><text:span text:style-name="T9">FN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3.65cm" svg:y="34.875cm">
          <text:p text:style-name="P18"><text:span text:style-name="T9">F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2.375cm" svg:y="32.7cm">
          <text:p text:style-name="P18"><text:span text:style-name="T9">FN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2.375cm" svg:y="33.975cm">
          <text:p text:style-name="P18"><text:span text:style-name="T9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2.375cm" svg:y="35.25cm">
          <text:p text:style-name="P18"><text:span text:style-name="T9">FN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33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34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6.2cm" svg:y="36cm">
          <text:p text:style-name="P24"><text:span text:style-name="T10">FN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725cm" svg:y="36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36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275cm" svg:y="36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9.525cm" svg:y="36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7" draw:layer="layout" svg:width="1.2cm" svg:height="1.2cm" svg:x="10.8cm" svg:y="36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7" draw:layer="layout" svg:width="1.2cm" svg:height="1.2cm" svg:x="12.075cm" svg:y="36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9" draw:layer="layout" svg:width="3.3cm" svg:height="0.6cm" svg:x="0cm" svg:y="31.2cm">
          <text:p text:style-name="P18"><text:span text:style-name="T9">F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4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5.7cm" svg:y="42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40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21" draw:layer="layout" svg:width="1.2cm" svg:height="1.2cm" svg:x="4.425cm" svg:y="41.7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21" draw:layer="layout" svg:width="1.2cm" svg:height="1.2cm" svg:x="4.425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40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21" draw:layer="layout" svg:width="1.2cm" svg:height="1.2cm" svg:x="3.15cm" svg:y="41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42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40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21" draw:layer="layout" svg:width="1.2cm" svg:height="1.2cm" svg:x="1.875cm" svg:y="41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.87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41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42.5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43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41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42.5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40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41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40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41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42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40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41.7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4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42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43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725cm" svg:y="44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44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275cm" svg:y="44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9.525cm" svg:y="44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8cm" svg:y="44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075cm" svg:y="44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9" draw:layer="layout" svg:width="3.3cm" svg:height="0.6cm" svg:x="0cm" svg:y="39cm">
          <text:p text:style-name="P18"><text:span text:style-name="T9">Adjust</text:span></text:p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4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4-09-30T18:10:48.227883210</dc:date>
    <meta:editing-duration>P2DT14H10M20S</meta:editing-duration>
    <meta:editing-cycles>160</meta:editing-cycles>
    <meta:generator>LibreOffice/24.2.6.2$Linux_X86_64 LibreOffice_project/420$Build-2</meta:generator>
    <meta:print-date>2024-04-12T20:24:17.618321522</meta:print-date>
    <meta:document-statistic meta:object-count="210"/>
  </office:meta>
</office:document-meta>
</file>